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2376ABB0AC8DEF15.jpg" manifest:media-type="image/jpeg"/>
  <manifest:file-entry manifest:full-path="Pictures/10000000000001F4000001F4BEFE45ACE75FD186.jpg" manifest:media-type="image/jpeg"/>
  <manifest:file-entry manifest:full-path="Pictures/10000000000001F4000001F4AAB2A2C571807710.jpg" manifest:media-type="image/jpeg"/>
  <manifest:file-entry manifest:full-path="Pictures/10000000000001F4000001F46E2E1DF0B521DD33.jpg" manifest:media-type="image/jpeg"/>
  <manifest:file-entry manifest:full-path="Pictures/10000000000001F4000001F42F71A42E27873381.jpg" manifest:media-type="image/jpeg"/>
  <manifest:file-entry manifest:full-path="Pictures/10000000000001F4000001F4034EC0191C79189E.jpg" manifest:media-type="image/jpeg"/>
  <manifest:file-entry manifest:full-path="Pictures/10000000000001F4000001F4AE63CCE5B8F745E2.jpg" manifest:media-type="image/jpeg"/>
  <manifest:file-entry manifest:full-path="Pictures/10000000000001F4000001F4FF403852E83F6609.jpg" manifest:media-type="image/jpeg"/>
  <manifest:file-entry manifest:full-path="Pictures/10000000000001F4000001F4905E96BFD71192B8.jpg" manifest:media-type="image/jpeg"/>
  <manifest:file-entry manifest:full-path="Pictures/10000000000001F4000001F462ABFB9E087AF290.jpg" manifest:media-type="image/jpeg"/>
  <manifest:file-entry manifest:full-path="Pictures/10000000000001F4000001F426F6C57202E490BD.jpg" manifest:media-type="image/jpeg"/>
  <manifest:file-entry manifest:full-path="Pictures/10000000000001F4000001F4154B83AD40E2387C.jpg" manifest:media-type="image/jpeg"/>
  <manifest:file-entry manifest:full-path="Pictures/10000000000001F4000001F4094134859FAE35EF.jpg" manifest:media-type="image/jpeg"/>
  <manifest:file-entry manifest:full-path="Pictures/10000000000001F4000001F47D1A781EC40BE8F4.jpg" manifest:media-type="image/jpeg"/>
  <manifest:file-entry manifest:full-path="Pictures/10000000000001F4000001F4D245CED96BE72E18.jpg" manifest:media-type="image/jpeg"/>
  <manifest:file-entry manifest:full-path="Pictures/10000000000001F4000001F440990CF15A8B743F.jpg" manifest:media-type="image/jpeg"/>
  <manifest:file-entry manifest:full-path="Pictures/10000000000001F4000001F4A368D23AEA2F6CB4.jpg" manifest:media-type="image/jpeg"/>
  <manifest:file-entry manifest:full-path="Pictures/10000000000001F4000001F4BB46FBC8F1B52C56.jpg" manifest:media-type="image/jpeg"/>
  <manifest:file-entry manifest:full-path="Pictures/10000000000001F4000001F4E0C7DE2EEC79FCB7.jpg" manifest:media-type="image/jpeg"/>
  <manifest:file-entry manifest:full-path="Pictures/10000000000001F4000001F4C6F2EE58AC57C6D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394cm" svg:height="4.394cm" svg:x="1.229cm" svg:y="1.051cm">
          <draw:image xlink:href="Pictures/10000000000001F4000001F4BB46FBC8F1B52C56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.051cm">
          <draw:image xlink:href="Pictures/10000000000001F4000001F4154B83AD40E2387C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.051cm">
          <draw:image xlink:href="Pictures/10000000000001F4000001F4FF403852E83F6609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.051cm">
          <draw:image xlink:href="Pictures/10000000000001F4000001F4905E96BFD71192B8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6.436cm">
          <draw:image xlink:href="Pictures/10000000000001F4000001F4094134859FAE35EF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6.436cm">
          <draw:image xlink:href="Pictures/10000000000001F4000001F4C6F2EE58AC57C6DF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6.436cm">
          <draw:image xlink:href="Pictures/10000000000001F4000001F4A368D23AEA2F6CB4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6.436cm">
          <draw:image xlink:href="Pictures/10000000000001F4000001F462ABFB9E087AF290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11.846cm">
          <draw:image xlink:href="Pictures/10000000000001F4000001F426F6C57202E490BD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1.846cm">
          <draw:image xlink:href="Pictures/10000000000001F4000001F440990CF15A8B743F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1.846cm">
          <draw:image xlink:href="Pictures/10000000000001F4000001F4AE63CCE5B8F745E2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1.846cm">
          <draw:image xlink:href="Pictures/10000000000001F4000001F42F71A42E27873381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17.231cm">
          <draw:image xlink:href="Pictures/10000000000001F4000001F46E2E1DF0B521DD33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7.231cm">
          <draw:image xlink:href="Pictures/10000000000001F4000001F4D245CED96BE72E18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7.231cm">
          <draw:image xlink:href="Pictures/10000000000001F4000001F4034EC0191C79189E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7.231cm">
          <draw:image xlink:href="Pictures/10000000000001F4000001F4AAB2A2C571807710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22.641cm">
          <draw:image xlink:href="Pictures/10000000000001F4000001F4BEFE45ACE75FD186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22.641cm">
          <draw:image xlink:href="Pictures/10000000000001F4000001F47D1A781EC40BE8F4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22.641cm">
          <draw:image xlink:href="Pictures/10000000000001F4000001F4E0C7DE2EEC79FCB7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22.641cm">
          <draw:image xlink:href="Pictures/10000000000001F4000001F42376ABB0AC8DEF1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04:05:59.882089758</meta:creation-date>
    <dc:date>2018-04-12T00:02:54.913152362</dc:date>
    <meta:editing-duration>PT6H1M49S</meta:editing-duration>
    <meta:editing-cycles>8</meta:editing-cycles>
    <meta:generator>LibreOffice/5.1.6.2$Linux_X86_64 LibreOffice_project/10m0$Build-2</meta:generator>
    <meta:print-date>2018-04-12T00:02:59.064880620</meta:print-date>
    <meta:document-statistic meta:object-count="20"/>
  </office:meta>
</office:document-meta>
</file>